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Roboto Mono" svg:font-family="'Roboto Mono', SFMono-Regular, Consolas, Menlo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bd20"/>
    </style:style>
    <style:style style:name="P2" style:family="paragraph" style:parent-style-name="Standard">
      <style:text-properties officeooo:rsid="0000bd20" officeooo:paragraph-rsid="0000bd20"/>
    </style:style>
    <style:style style:name="P3" style:family="paragraph" style:parent-style-name="Standard">
      <style:text-properties officeooo:paragraph-rsid="0000bd20"/>
    </style:style>
    <style:style style:name="P4" style:family="paragraph" style:parent-style-name="Standard">
      <style:text-properties officeooo:paragraph-rsid="0000ecb5"/>
    </style:style>
    <style:style style:name="T1" style:family="text">
      <style:text-properties officeooo:rsid="0000bd20"/>
    </style:style>
    <style:style style:name="T2" style:family="text">
      <style:text-properties fo:font-variant="normal" fo:text-transform="none" fo:color="#36464e" style:font-name="Roboto Mono" fo:font-size="10.5pt" fo:letter-spacing="normal" fo:font-style="normal" fo:font-weight="normal"/>
    </style:style>
    <style:style style:name="T3" style:family="text">
      <style:text-properties fo:font-variant="normal" fo:text-transform="none" fo:color="#36464e" fo:letter-spacing="normal"/>
    </style:style>
    <style:style style:name="T4" style:family="text">
      <style:text-properties officeooo:rsid="0000ecb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WINDOWS 7</text:span></text:p>
      <text:p text:style-name="P3"/>
      <text:p text:style-name="P2">descargar </text:p>
      <text:p text:style-name="P2">https://github.com/msys2/msys2-installer/releases/download/2022-10-28/msys2-x86_64-20221028.exe</text:p>
      <text:p text:style-name="P2">(83 MB)</text:p>
      <text:p text:style-name="P1"/>
      <text:p text:style-name="P2">Instalarlo:</text:p>
      <text:p text:style-name="P2">Se instala en <text:a xlink:type="simple" xlink:href="file:///c:/msys64" text:style-name="Internet_20_link" text:visited-style-name="Visited_20_Internet_20_Link">c:\msys64</text:a></text:p>
      <text:p text:style-name="P2"/>
      <text:p text:style-name="P2">Ejecutar UCRT64</text:p>
      <text:p text:style-name="P2"/>
      <text:p text:style-name="P3"><text:span text:style-name="T1">Instalar mingw: <text:s/></text:span><text:span text:style-name="T2">pacman</text:span><text:span text:style-name="T3"> </text:span><text:span text:style-name="T2">-S</text:span><text:span text:style-name="T3"> </text:span><text:span text:style-name="T2">mingw-w64-ucrt-x86_64-gcc</text:span> </text:p>
      <text:p text:style-name="P3"/>
      <text:p text:style-name="P4"><text:span text:style-name="T4">Instalar make: </text:span>pacman -S mingw-w64-ucrt-x86_64-make </text:p>
      <text:p text:style-name="P4"/>
      <text:p text:style-name="P4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Roboto Mono" svg:font-family="'Roboto Mono', SFMono-Regular, Consolas, Menlo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0.3$Windows_X86_64 LibreOffice_project/98c6a8a1c6c7b144ce3cc729e34964b47ce25d62</meta:generator>
    <dc:date>2024-06-29T21:11:03.010000000</dc:date>
    <meta:editing-duration>PT10M42S</meta:editing-duration>
    <meta:editing-cycles>1</meta:editing-cycles>
    <meta:document-statistic meta:table-count="0" meta:image-count="0" meta:object-count="0" meta:page-count="1" meta:paragraph-count="9" meta:word-count="23" meta:character-count="275" meta:non-whitespace-character-count="257"/>
  </office:meta>
</office:document-meta>
</file>